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c5b" officeooo:paragraph-rsid="0018dc5b"/>
    </style:style>
    <style:style style:name="P2" style:family="paragraph" style:parent-style-name="Standard">
      <style:text-properties officeooo:rsid="001a8504" officeooo:paragraph-rsid="001a8504"/>
    </style:style>
    <style:style style:name="P3" style:family="paragraph" style:parent-style-name="Standard">
      <style:text-properties officeooo:rsid="001be73e" officeooo:paragraph-rsid="001be73e"/>
    </style:style>
    <style:style style:name="P4" style:family="paragraph" style:parent-style-name="Standard">
      <style:paragraph-properties fo:text-align="end" style:justify-single-word="false"/>
      <style:text-properties officeooo:rsid="001e62e6" officeooo:paragraph-rsid="001e62e6"/>
    </style:style>
    <style:style style:name="P5" style:family="paragraph" style:parent-style-name="Standard">
      <style:text-properties officeooo:rsid="0025644b" officeooo:paragraph-rsid="0025644b"/>
    </style:style>
    <style:style style:name="P6" style:family="paragraph" style:parent-style-name="Standard">
      <style:paragraph-properties fo:break-before="page"/>
      <style:text-properties officeooo:rsid="001cfe95" officeooo:paragraph-rsid="001cfe95"/>
    </style:style>
    <style:style style:name="P7" style:family="paragraph" style:parent-style-name="Standard" style:list-style-name="L1">
      <style:text-properties officeooo:rsid="00298e7c" officeooo:paragraph-rsid="00298e7c"/>
    </style:style>
    <style:style style:name="P8" style:family="paragraph" style:parent-style-name="Standard" style:list-style-name="L1">
      <style:text-properties officeooo:rsid="0023923f" officeooo:paragraph-rsid="0023923f"/>
    </style:style>
    <style:style style:name="P9" style:family="paragraph" style:parent-style-name="Standard" style:list-style-name="L1">
      <style:text-properties officeooo:rsid="0025644b" officeooo:paragraph-rsid="0025644b"/>
    </style:style>
    <style:style style:name="P10" style:family="paragraph" style:parent-style-name="Standard" style:list-style-name="L5">
      <style:text-properties officeooo:rsid="0025644b" officeooo:paragraph-rsid="0025644b"/>
    </style:style>
    <style:style style:name="P11" style:family="paragraph" style:parent-style-name="Standard" style:list-style-name="L1">
      <style:text-properties officeooo:rsid="001e62e6" officeooo:paragraph-rsid="001e62e6"/>
    </style:style>
    <style:style style:name="P12" style:family="paragraph" style:parent-style-name="Standard" style:list-style-name="L1">
      <style:text-properties officeooo:rsid="0029258a" officeooo:paragraph-rsid="0029258a"/>
    </style:style>
    <style:style style:name="P13" style:family="paragraph" style:parent-style-name="Standard" style:list-style-name="L1">
      <style:text-properties officeooo:rsid="0027353d" officeooo:paragraph-rsid="0027353d"/>
    </style:style>
    <style:style style:name="P14" style:family="paragraph" style:parent-style-name="Standard" style:list-style-name="L1">
      <style:text-properties officeooo:rsid="001e77fe" officeooo:paragraph-rsid="001e77fe"/>
    </style:style>
    <style:style style:name="P15" style:family="paragraph" style:parent-style-name="Standard" style:list-style-name="L1">
      <style:text-properties officeooo:rsid="00206f84" officeooo:paragraph-rsid="00206f84"/>
    </style:style>
    <style:style style:name="P16" style:family="paragraph" style:parent-style-name="Standard" style:list-style-name="L2">
      <style:text-properties fo:color="#dcdcaa" style:font-name="Droid Sans Mono" fo:font-size="10.5pt" fo:font-weight="normal" officeooo:rsid="0018dc5b" officeooo:paragraph-rsid="0018dc5b" fo:background-color="#1e1e1e"/>
    </style:style>
    <style:style style:name="P17" style:family="paragraph" style:parent-style-name="Standard" style:list-style-name="L3">
      <style:text-properties fo:color="#dcdcaa" style:font-name="Droid Sans Mono" fo:font-size="10.5pt" fo:font-weight="normal" officeooo:rsid="0018dc5b" officeooo:paragraph-rsid="0018dc5b" fo:background-color="#1e1e1e"/>
    </style:style>
    <style:style style:name="P18" style:family="paragraph" style:parent-style-name="Standard" style:list-style-name="L3">
      <style:text-properties officeooo:paragraph-rsid="001a8504"/>
    </style:style>
    <style:style style:name="P19" style:family="paragraph" style:parent-style-name="Standard" style:list-style-name="L3">
      <style:text-properties officeooo:rsid="001a8504" officeooo:paragraph-rsid="001a8504"/>
    </style:style>
    <style:style style:name="P20" style:family="paragraph" style:parent-style-name="Standard" style:list-style-name="L4">
      <style:text-properties officeooo:rsid="001be73e" officeooo:paragraph-rsid="001be73e"/>
    </style:style>
    <style:style style:name="P21" style:family="paragraph" style:parent-style-name="Standard" style:list-style-name="L4">
      <style:text-properties officeooo:rsid="001cfe95" officeooo:paragraph-rsid="001cfe95"/>
    </style:style>
    <style:style style:name="T1" style:family="text">
      <style:text-properties fo:color="#dcdcaa" style:font-name="Droid Sans Mono" fo:font-size="10.5pt" fo:font-weight="normal" officeooo:rsid="0018dc5b" fo:background-color="#1e1e1e" loext:char-shading-value="0"/>
    </style:style>
    <style:style style:name="T2" style:family="text">
      <style:text-properties fo:color="#dcdcaa" style:font-name="Droid Sans Mono" fo:font-size="10.5pt" fo:font-weight="normal" officeooo:rsid="001a8504" fo:background-color="#1e1e1e" loext:char-shading-value="0"/>
    </style:style>
    <style:style style:name="T3" style:family="text">
      <style:text-properties officeooo:rsid="001e62e6"/>
    </style:style>
    <style:style style:name="T4" style:family="text">
      <style:text-properties officeooo:rsid="00206f84"/>
    </style:style>
    <style:style style:name="T5" style:family="text">
      <style:text-properties officeooo:rsid="0022082f"/>
    </style:style>
    <style:style style:name="T6" style:family="text">
      <style:text-properties officeooo:rsid="002392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8/08/2021</text:p>
      <text:p text:style-name="P1">Modificaciones libsoav1_unitpbd_v2 <text:tab/></text:p>
      <text:p text:style-name="P1"/>
      <text:list xml:id="list4090098366" text:style-name="L1">
        <text:list-item>
          <text:p text:style-name="P7">Crear un common.c una macro que haga un printf con la fecha y hora t_printf y mas el comentario.</text:p>
        </text:list-item>
        <text:list-item>
          <text:p text:style-name="P8">tiposbolsas → bd.c</text:p>
          <text:list>
            <text:list-item>
              <text:p text:style-name="P8">conexionbd → soabd → declararlo en bd.h</text:p>
            </text:list-item>
            <text:list-item>
              <text:p text:style-name="P8">mutex → soamutex → declararlo en common.h</text:p>
            </text:list-item>
            <text:list-item>
              <text:p text:style-name="P8">mutex → bdmutex → declararlo en bd.h para las funciones de tiposbolsas</text:p>
            </text:list-item>
            <text:list-item>
              <text:p text:style-name="P8">Crear función cambiarcasoconcambio &lt;=&gt; la que esta en los trbs</text:p>
            </text:list-item>
            <text:list-item>
              <text:p text:style-name="P8">Crear función cambiar casosincambio</text:p>
            </text:list-item>
            <text:list-item>
              <text:p text:style-name="P8">Añadir un argumento a las funciones que indique si el tdato fecha va a ser now() o no</text:p>
              <text:list>
                <text:list-item>
                  <text:p text:style-name="P8">1 → escribe now()</text:p>
                </text:list-item>
                <text:list-item>
                  <text:p text:style-name="P8">0 → escribe valor que le enviamos</text:p>
                </text:list-item>
              </text:list>
            </text:list-item>
            <text:list-item>
              <text:p text:style-name="P9">Crear las funciones que se utilizan en los trbs que son propias en cada .c ponerlas en bd.c y que le llegue la conexión, (esto no ha funcionado, daba un error, ver como tendríamos que hacerlo). Realizar esto mas adelante.</text:p>
            </text:list-item>
            <text:list-item>
              <text:p text:style-name="P8">Mirar como se sabe si está activa una conexión de mysql sin que sea conexión!=NULL</text:p>
            </text:list-item>
          </text:list>
        </text:list-item>
        <text:list-item>
          <text:p text:style-name="P8">En common.c van a estar las funciones generales, las de json cuando lo implementemos</text:p>
        </text:list-item>
        <text:list-item>
          <text:p text:style-name="P11">Realizar todo el soa en ingles.</text:p>
        </text:list-item>
        <text:list-item>
          <text:p text:style-name="P12">Declarar las variables que se puedan como char , int en lugar de las de la glib gchar, gint</text:p>
        </text:list-item>
        <text:list-item>
          <text:p text:style-name="P13">Incluir todos los includes de los .c en su propio.h excepto los generales que van a estar en declaraciones.h</text:p>
        </text:list-item>
        <text:list-item>
          <text:p text:style-name="P13">Robert: va a mirar si hay que declarar las variables como tenemos en declaraciones.n e iniciardeclaraciones que uno estan como extern.</text:p>
        </text:list-item>
        <text:list-item>
          <text:p text:style-name="P11">Eliminar en todas las funciones que se le envia el usuario, clave, .. para la bd como argumentos quitarlo por que vamos a utilizar las VG’s</text:p>
        </text:list-item>
        <text:list-item>
          <text:p text:style-name="P11">Todas las funciones que no retornen nada declararlas como void, no void *</text:p>
        </text:list-item>
        <text:list-item>
          <text:p text:style-name="P11">Eliminar los warnings que dan al compilar por que en un futuro pueden dar errores</text:p>
        </text:list-item>
        <text:list-item>
          <text:p text:style-name="P14">Modificado el LOA para que cree y utilice las nuevas estructuras</text:p>
        </text:list-item>
        <text:list-item>
          <text:p text:style-name="P15">Eliminar en todas las funciones la forma de liberar que llamaba a una funci<text:span text:style-name="T6">ó</text:span>n FBF_liberar’x’</text:p>
        </text:list-item>
        <text:list-item>
          <text:p text:style-name="P15">Eliminado del nombre de las funciones y del nombre de los archivos _libsoav1</text:p>
        </text:list-item>
        <text:list-item>
          <text:p text:style-name="P15">Eliminar de todos los nombres de las funciones <text:span text:style-name="T5">la nomenclatura FK… FBF,...</text:span></text:p>
        </text:list-item>
      </text:list>
      <text:p text:style-name="P1"/>
      <text:p text:style-name="P1">tiposbolsas_libsoav1.c →<text:span text:style-name="T3"> bd.c</text:span></text:p>
      <text:list xml:id="list2577333465" text:style-name="L2">
        <text:list-item>
          <text:p text:style-name="P16">modificado el prototipo de la funcion de gchar * a void porque no devuelve nada FBF_obtenerip_tiposbolsas_libsoav1</text:p>
        </text:list-item>
      </text:list>
      <text:p text:style-name="P1"/>
      <text:p text:style-name="P1"/>
      <text:p text:style-name="P1">variables_libsoav1.c →<text:span text:style-name="T4"> desaparece</text:span></text:p>
      <text:list xml:id="list2089121395" text:style-name="L3">
        <text:list-item>
          <text:p text:style-name="P17">FBF_liberarmemoriavariablesgchar_variables_libsoav1</text:p>
          <text:list>
            <text:list-item>
              <text:p text:style-name="P19">modificado el prototipo de void * a void</text:p>
            </text:list-item>
            <text:list-item>
              <text:p text:style-name="P19">eliminada la declaracion de la variable cuantas</text:p>
            </text:list-item>
          </text:list>
        </text:list-item>
        <text:list-item>
          <text:p text:style-name="P18"><text:span text:style-name="T1">FBF_liberarmemoriavariables</text:span><text:span text:style-name="T2">split</text:span><text:span text:style-name="T1">_variables_libsoav1</text:span></text:p>
          <text:list>
            <text:list-item>
              <text:p text:style-name="P19">modificado el prototipo de void * a void</text:p>
            </text:list-item>
            <text:list-item>
              <text:p text:style-name="P19">eliminada la declaracion de la variable cuantas</text:p>
            </text:list-item>
          </text:list>
        </text:list-item>
      </text:list>
      <text:p text:style-name="P2"/>
      <text:p text:style-name="P2"/>
      <text:p text:style-name="P2"/>
      <text:p text:style-name="P3">Ver con Gemma:</text:p>
      <text:list xml:id="list1375175431" text:style-name="L4">
        <text:list-item>
          <text:p text:style-name="P20">Las declaraciones de los .h no los podríamos poner todos en un .h</text:p>
        </text:list-item>
        <text:list-item>
          <text:p text:style-name="P21"><text:soft-page-break/>Por que tenemos declaraciones.h e iniciodeclaraciones , y luego se declaran las variables como extern?? </text:p>
        </text:list-item>
      </text:list>
      <text:p text:style-name="P6"/>
      <text:p text:style-name="P5">PENDIENTE PARA MAS ADELANTE</text:p>
      <text:list xml:id="list3003037282" text:style-name="L5">
        <text:list-item>
          <text:p text:style-name="P10">SMS</text:p>
        </text:list-item>
        <text:list-item>
          <text:p text:style-name="P10">historicoerrores</text:p>
        </text:list-item>
        <text:list-item>
          <text:p text:style-name="P10">mantenimiento</text:p>
        </text:list-item>
        <text:list-item>
          <text:p text:style-name="P10">conexión mysql trb poner en tiposbolsas</text:p>
        </text:list-item>
        <text:list-item>
          <text:p text:style-name="P10">kernel demonio (para quitar el while(1) que hay en el iniciar</text:p>
        </text:list-item>
        <text:list-item>
          <text:p text:style-name="P10">Makef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09:54:33.325648987</meta:creation-date>
    <dc:date>2021-08-24T10:22:49.592880488</dc:date>
    <meta:editing-duration>PT23H49M4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45" meta:word-count="482" meta:character-count="2777" meta:non-whitespace-character-count="2376"/>
  </office:meta>
</office:document-meta>
</file>